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cm" fo:margin-bottom="0.4cm" style:contextual-spacing="false" fo:text-align="justify" style:justify-single-word="false" style:page-number="auto">
        <style:tab-stops/>
      </style:paragraph-properties>
      <style:text-properties fo:language="es" fo:country="ES" officeooo:paragraph-rsid="004a2424"/>
    </style:style>
    <style:style style:name="P2" style:family="paragraph" style:parent-style-name="Standard">
      <style:paragraph-properties fo:margin-top="0cm" fo:margin-bottom="0.4cm" style:contextual-spacing="false" fo:text-align="justify" style:justify-single-word="false">
        <style:tab-stops/>
      </style:paragraph-properties>
      <style:text-properties fo:language="es" fo:country="ES" officeooo:paragraph-rsid="004a2424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draw:stroke-dash="Dash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7cm" fo:min-width="2.27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3" style:family="graphic">
      <style:graphic-properties draw:stroke="solid" draw:stroke-dash="Dash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draw:stroke-dash="Dash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684cm" fo:min-width="2.499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5" style:family="graphic">
      <style:graphic-properties draw:stroke="solid" draw:stroke-dash="Dash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2.207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tart-End" draw:style-name="gr5" draw:text-style-name="P9" xml:id="id3" draw:id="id3" svg:width="3.001cm" svg:height="1.001cm" svg:x="3.498cm" svg:y="0.448cm"><text:p text:style-name="P8"><text:span text:style-name="T1">Inicio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2"/>
      <text:p text:style-name="P2"><draw:connector text:anchor-type="paragraph" draw:z-index="2" draw:name="Connector" draw:style-name="gr3" draw:text-style-name="P3" svg:x1="4.999cm" svg:y1="-0.325cm" svg:x2="4.999cm" svg:y2="0.487cm" draw:start-shape="id3" draw:start-glue-point="6" draw:end-shape="id1" draw:end-glue-point="4" svg:d="M4999-326v813" svg:viewBox="0 0 2 815"><text:p/></draw:connector></text:p>
      <text:p text:style-name="P2"><draw:custom-shape text:anchor-type="paragraph" draw:z-index="1" draw:name="Process" draw:style-name="gr4" draw:text-style-name="P7" xml:id="id1" draw:id="id1" svg:width="3.001cm" svg:height="0.936cm" svg:x="3.498cm" svg:y="-0.4cm"><text:p text:style-name="P6"><text:span text:style-name="T2">Hacer tarea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text:p>
      <text:p text:style-name="P2"><draw:connector text:anchor-type="paragraph" draw:z-index="4" draw:name="Connector_0" draw:style-name="gr1" draw:text-style-name="P3" svg:x1="4.999cm" svg:y1="-0.352cm" svg:x2="4.999cm" svg:y2="0.446cm" draw:start-shape="id1" draw:start-glue-point="6" draw:end-shape="id2" draw:end-glue-point="4" svg:d="M4999-353v799" svg:viewBox="0 0 2 801"><text:p/></draw:connector><draw:custom-shape text:anchor-type="paragraph" draw:z-index="3" draw:name="Start-End_0" draw:style-name="gr2" draw:text-style-name="P5" xml:id="id2" draw:id="id2" svg:width="3.072cm" svg:height="1.015cm" svg:x="3.463cm" svg:y="0.446cm"><text:p text:style-name="P4"><text:span text:style-name="T1">Fin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8" draw:display-name="Arrowheads 8" svg:viewBox="0 0 20 20" svg:d="M0 20l10-20 10 20z"/>
    <draw:stroke-dash draw:name="Dash_20_2" draw:display-name="Dash 2" draw:style="rect" draw:dots1="1" draw:dots1-length="0.006cm" draw:dots2="1" draw:dots2-length="0.006cm" draw:distance="0.006cm"/>
    <draw:stroke-dash draw:name="Dash_20_7" draw:display-name="Dash 7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02T19:46:51.287000000</dc:date>
    <meta:editing-duration>PT5H52M10S</meta:editing-duration>
    <meta:editing-cycles>53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